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adornments="Book" style:font-family-generic="roman"/>
    <style:font-face style:name="Liberation Sans1" svg:font-family="'Liberation Sans'" style:font-adornments="Regular" style:font-family-generic="swiss"/>
    <style:font-face style:name="URW Palladio L" svg:font-family="'URW Palladio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svg:stroke-width="0.102cm" svg:stroke-color="#333333" draw:marker-start-width="0.352cm" draw:marker-end-width="0.352cm" draw:fill="none" draw:textarea-horizontal-align="justify" draw:textarea-vertical-align="middle" draw:auto-grow-height="false" fo:padding-top="0.175cm" fo:padding-bottom="0.175cm" fo:padding-left="0.3cm" fo:padding-right="0.3cm"/>
    </style:style>
    <style:style style:name="gr2" style:family="graphic" style:parent-style-name="objectwithoutfill">
      <style:graphic-properties svg:stroke-width="0.051cm" svg:stroke-color="#333333" draw:marker-start-width="0.355cm" draw:marker-end="Arrow_20_concave" draw:marker-end-width="0.457cm" draw:fill="none" draw:textarea-vertical-align="middle" fo:padding-top="0.15cm" fo:padding-bottom="0.15cm" fo:padding-left="0.275cm" fo:padding-right="0.275cm"/>
    </style:style>
    <style:style style:name="gr3" style:family="graphic" style:parent-style-name="standard">
      <style:graphic-properties svg:stroke-color="#aea79f" draw:fill="solid" draw:fill-color="#333333" draw:textarea-horizontal-align="justify" draw:textarea-vertical-align="middle" draw:auto-grow-height="false"/>
    </style:style>
    <style:style style:name="gr4" style:family="graphic" style:parent-style-name="standard">
      <style:graphic-properties draw:stroke="none" svg:stroke-color="#000000" draw:fill="none" draw:fill-color="#ffffff" fo:min-height="1.143cm"/>
    </style:style>
    <style:style style:name="gr5" style:family="graphic" style:parent-style-name="standard">
      <style:graphic-properties draw:stroke="none" svg:stroke-color="#000000" draw:fill="none" draw:fill-color="#ffffff" fo:min-height="0.501cm"/>
    </style:style>
    <style:style style:name="gr6" style:family="graphic" style:parent-style-name="standard">
      <style:graphic-properties draw:stroke="none" svg:stroke-color="#000000" draw:fill="none" draw:fill-color="#ffffff" fo:min-height="1.009cm"/>
    </style:style>
    <style:style style:name="gr7" style:family="graphic" style:parent-style-name="standard">
      <style:graphic-properties draw:stroke="none" svg:stroke-color="#000000" draw:fill="none" draw:fill-color="#ffffff" fo:min-height="0.762cm"/>
    </style:style>
    <style:style style:name="gr8" style:family="graphic" style:parent-style-name="standard">
      <style:graphic-properties draw:stroke="none" svg:stroke-color="#000000" draw:fill="none" draw:fill-color="#ffffff" fo:min-height="1.528cm"/>
    </style:style>
    <style:style style:name="gr9" style:family="graphic" style:parent-style-name="standard">
      <style:graphic-properties draw:stroke="none" svg:stroke-color="#000000" draw:fill="none" draw:fill-color="#ffffff" fo:min-height="0.724cm"/>
    </style:style>
    <style:style style:name="P1" style:family="paragraph">
      <style:paragraph-properties fo:text-align="center"/>
    </style:style>
    <style:style style:name="P2" style:family="paragraph">
      <style:text-properties style:font-name="URW Palladio L" fo:font-size="32pt" style:font-size-asian="32pt" style:font-size-complex="32pt"/>
    </style:style>
    <style:style style:name="P3" style:family="paragraph">
      <style:text-properties style:font-name="URW Palladio L" fo:font-size="24pt" style:font-size-asian="24pt" style:font-size-complex="24pt"/>
    </style:style>
    <style:style style:name="T1" style:family="text">
      <style:text-properties style:font-name="URW Palladio L" fo:font-size="32pt" style:font-name-asian="DejaVu Serif" style:font-size-asian="32pt" style:font-name-complex="DejaVu Serif" style:font-size-complex="32pt"/>
    </style:style>
    <style:style style:name="T2" style:family="text">
      <style:text-properties style:text-position="33% 58%" style:font-name="URW Palladio L" fo:font-size="32pt" fo:font-weight="normal" style:font-name-asian="DejaVu Serif" style:font-size-asian="32pt" style:font-name-complex="DejaVu Serif" style:font-size-complex="32pt"/>
    </style:style>
    <style:style style:name="T3" style:family="text">
      <style:text-properties style:font-name="URW Palladio L" fo:font-size="32pt" style:font-name-asian="Liberation Sans1" style:font-size-asian="32pt" style:font-name-complex="Liberation Sans1" style:font-size-complex="32pt"/>
    </style:style>
    <style:style style:name="T4" style:family="text">
      <style:text-properties style:text-position="33% 58%" style:font-name="URW Palladio L" fo:font-size="32pt" style:font-name-asian="Liberation Sans1" style:font-size-asian="32pt" style:font-name-complex="Liberation Sans1" style:font-size-complex="32pt"/>
    </style:style>
    <style:style style:name="T5" style:family="text">
      <style:text-properties style:font-name="URW Palladio L" fo:font-size="32pt" style:font-size-asian="32pt" style:font-size-complex="32pt"/>
    </style:style>
    <style:style style:name="T6" style:family="text">
      <style:text-properties style:font-name="URW Palladio L"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9.271cm" svg:height="9.271cm" svg:x="5.042cm" svg:y="1.4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 draw:text-style-name="P1" draw:layer="layout" svg:x1="0.089cm" svg:y1="6.149cm" svg:x2="9.106cm" svg:y2="6.149cm">
            <text:p/>
          </draw:line>
          <draw:custom-shape draw:style-name="gr3" draw:text-style-name="P1" draw:layer="layout" svg:width="0.508cm" svg:height="0.508cm" svg:x="9.106cm" svg:y="5.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9.531cm" svg:y1="6.027cm" svg:x2="24.219cm" svg:y2="0.102cm">
            <text:p/>
          </draw:line>
          <draw:line draw:style-name="gr2" draw:text-style-name="P1" draw:layer="layout" svg:x1="9.36cm" svg:y1="6.154cm" svg:x2="17.869cm" svg:y2="7.214cm">
            <text:p/>
          </draw:line>
          <draw:line draw:style-name="gr2" draw:text-style-name="P1" draw:layer="layout" svg:x1="9.436cm" svg:y1="6.262cm" svg:x2="10.972cm" svg:y2="7.595cm">
            <text:p/>
          </draw:line>
          <draw:custom-shape draw:style-name="gr3" draw:text-style-name="P1" draw:layer="layout" svg:width="1.016cm" svg:height="0.762cm" svg:x="10.657cm" svg:y="7.3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2" draw:layer="layout" svg:width="1.27cm" svg:height="1.64cm" svg:x="1.816cm" svg:y="4.439cm">
            <draw:text-box>
              <text:p text:style-name="P2"><text:span text:style-name="T1">ν</text:span></text:p>
            </draw:text-box>
          </draw:frame>
          <draw:frame draw:style-name="gr5" draw:text-style-name="P2" draw:layer="layout" svg:width="1.524cm" svg:height="1.64cm" svg:x="16.345cm" svg:y="1.372cm">
            <draw:text-box>
              <text:p text:style-name="P2"><text:span text:style-name="T1">μ</text:span><text:span text:style-name="T2">-</text:span></text:p>
            </draw:text-box>
          </draw:frame>
          <draw:frame draw:style-name="gr6" draw:text-style-name="P2" draw:layer="layout" svg:width="1.897cm" svg:height="1.64cm" svg:x="8.717cm" svg:y="6.514cm">
            <draw:text-box>
              <text:p text:style-name="P2"><text:span text:style-name="T3">π</text:span><text:span text:style-name="T4">+</text:span></text:p>
            </draw:text-box>
          </draw:frame>
          <draw:frame draw:style-name="gr7" draw:text-style-name="P2" draw:layer="layout" svg:width="1.143cm" svg:height="1.64cm" svg:x="8.744cm" svg:y="4.139cm">
            <draw:text-box>
              <text:p text:style-name="P2"><text:span text:style-name="T5">p</text:span></text:p>
            </draw:text-box>
          </draw:frame>
          <draw:frame draw:style-name="gr7" draw:text-style-name="P2" draw:layer="layout" svg:width="1.143cm" svg:height="1.64cm" svg:x="15.145cm" svg:y="6.839cm">
            <draw:text-box>
              <text:p text:style-name="P2"><text:span text:style-name="T5">p</text:span></text:p>
            </draw:text-box>
          </draw:frame>
          <draw:frame draw:style-name="gr8" draw:text-style-name="P2" draw:layer="layout" svg:width="4.826cm" svg:height="1.778cm" svg:x="2.369cm" svg:y="1.064cm">
            <draw:text-box>
              <text:p text:style-name="P2"><text:span text:style-name="T5">Nucleus</text:span></text:p>
            </draw:text-box>
          </draw:frame>
          <draw:frame draw:style-name="gr9" draw:text-style-name="P3" draw:layer="layout" svg:width="4.826cm" svg:height="1.292cm" svg:x="8.769cm" svg:y="7.964cm">
            <draw:text-box>
              <text:p text:style-name="P3"><text:span text:style-name="T6">Absorptio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adornments="Book" style:font-family-generic="roman"/>
    <style:font-face style:name="Liberation Sans1" svg:font-family="'Liberation Sans'" style:font-adornments="Regular" style:font-family-generic="swiss"/>
    <style:font-face style:name="URW Palladio L" svg:font-family="'URW Palladio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4.384cm" fo:page-height="10.9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5T10:09:10.018382170</meta:creation-date>
    <dc:date>2017-05-15T10:23:04.544024943</dc:date>
    <meta:editing-duration>P0D</meta:editing-duration>
    <meta:editing-cycles>1</meta:editing-cycles>
    <meta:document-statistic meta:object-count="15"/>
    <meta:generator>LibreOffice/4.2.8.2$Linux_ARM_EABI LibreOffice_project/420m0$Build-2</meta:generator>
  </office:meta>
</office:document-meta>
</file>